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6">do text</text:span></text:p><text:p text:style-name="P3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6">do text</text:span></text:p><text:p text:style-name="P3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8T14:48:50</dc:date><text:p text:style-name="P3"><text:span text:style-name="T6">do row if view</text:span><text:span text:style-name="T6">.getObjectDGM(so)</text:span><text:span text:style-name="T6">.hasChildrenBudget(obj=so)</text:span></text:p></office:annotation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6">do text</text:span></text:p><text:p text:style-name="P3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6">do text</text:span></text:p><text:p text:style-name="P3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</text:span></text:p><text:p text:style-name="P3"><text:span text:style-name="T5">from xhtml(view</text:span><text:span text:style-name="T6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6">do text</text:span></text:p><text:p text:style-name="P3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8T14:32:32</dc:date><text:p text:style-name="P3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6">do text</text:span></text:p><text:p text:style-name="P3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6">do text</text:span></text:p><text:p text:style-name="P3"><text:span text:style-name="T6">from xhtml(view.getObjectDGM(oo).get('observation'))</text:span></text:p></office:annotation>champ observa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13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6">do row if view.get('description', obj=act)</text:span></text:p></office:annotation>Description</text:p>
                </table:table-cell>
                <table:table-cell table:style-name="Tableau14.B13" office:value-type="string">
                  <text:p text:style-name="fa-attr-valeur"><office:annotation><dc:creator>sge </dc:creator><dc:date>2013-10-21T23:27:35</dc:date><text:p text:style-name="P3"><text:span text:style-name="T6">do text</text:span></text:p><text:p text:style-name="P3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13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13" office:value-type="string">
                  <text:p text:style-name="fa-attr-valeur"><office:annotation><dc:creator>sge </dc:creator><dc:date>2013-06-17T14:29:33</dc:date><text:p text:style-name="P3"><text:span text:style-name="T6">do text</text:span></text:p><text:p text:style-name="P3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13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6">do row if act.extra_concerned_people</text:span></text:p></office:annotation>Partenaires</text:p>
                </table:table-cell>
                <table:table-cell table:style-name="Tableau14.B13" office:value-type="string">
  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13" office:value-type="string">
                  <text:p text:style-name="fa-attr-valeur"><office:annotation><dc:creator>sge </dc:creator><dc:date>2013-06-17T12:34:05</dc:date><text:p text:style-name="P3"><text:span text:style-name="T6">do text if act.budget</text:span></text:p><text:p text:style-name="P3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s budget</text:p>
                </table:table-cell>
                <table:table-cell table:style-name="Tableau14.B13" office:value-type="string">
                  <text:p text:style-name="fa-attr-valeur"><office:annotation><dc:creator>sge </dc:creator><dc:date>2013-09-18T13:05:33</dc:date><text:p text:style-name="P3"><text:span text:style-name="T6">do text</text:span></text:p><text:p text:style-name="P3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3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3" office:value-type="string">
                  <text:p text:style-name="fa-attr-valeur"><office:annotation><dc:creator>sge </dc:creator><dc:date>2013-06-17T13:12:40</dc:date><text:p text:style-name="P3"><text:span text:style-name="T6">do text</text:span></text:p><text:p text:style-name="P3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observation', obj=act)</text:span></text:p></office:annotation>Constat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8T22:27:09</dc:date>
    <dc:creator>sge </dc:creator>
    <meta:editing-duration>PT15H59M34S</meta:editing-duration>
    <meta:editing-cycles>129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2" meta:character-count="1833" meta:non-whitespace-character-count="1755"/>
  </office:meta>
</office:document-meta>
</file>